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9.56pt"/>
    </style:style>
    <style:style style:name="co3" style:family="table-column">
      <style:table-column-properties fo:break-before="auto" style:column-width="141.25pt"/>
    </style:style>
    <style:style style:name="co4" style:family="table-column">
      <style:table-column-properties fo:break-before="auto" style:column-width="220.76pt"/>
    </style:style>
    <style:style style:name="co5" style:family="table-column">
      <style:table-column-properties fo:break-before="auto" style:column-width="242.39pt"/>
    </style:style>
    <style:style style:name="co6" style:family="table-column">
      <style:table-column-properties fo:break-before="auto" style:column-width="103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7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68.94pt" fo:break-before="auto" style:use-optimal-row-height="true"/>
    </style:style>
    <style:style style:name="ro5" style:family="table-row">
      <style:table-row-properties style:row-height="68.66pt" fo:break-before="auto" style:use-optimal-row-height="true"/>
    </style:style>
    <style:style style:name="ro6" style:family="table-row">
      <style:table-row-properties style:row-height="35.21pt" fo:break-before="auto" style:use-optimal-row-height="true"/>
    </style:style>
    <style:style style:name="ro7" style:family="table-row">
      <style:table-row-properties style:row-height="23.95pt" fo:break-before="auto" style:use-optimal-row-height="true"/>
    </style:style>
    <style:style style:name="ro8" style:family="table-row">
      <style:table-row-properties style:row-height="23.84pt" fo:break-before="auto" style:use-optimal-row-height="true"/>
    </style:style>
    <style:style style:name="ro9" style:family="table-row">
      <style:table-row-properties style:row-height="57.46pt" fo:break-before="auto" style:use-optimal-row-height="true"/>
    </style:style>
    <style:style style:name="ro10" style:family="table-row">
      <style:table-row-properties style:row-height="113.95pt" fo:break-before="auto" style:use-optimal-row-height="true"/>
    </style:style>
    <style:style style:name="ro11" style:family="table-row">
      <style:table-row-properties style:row-height="91.45pt" fo:break-before="auto" style:use-optimal-row-height="true"/>
    </style:style>
    <style:style style:name="ro12" style:family="table-row">
      <style:table-row-properties style:row-height="102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ext-properties style:font-name="Liberation Sans" style:font-name-asian="DejaVu Sans" style:font-name-complex="FreeSans"/>
    </style:style>
    <style:style style:name="T1" style:family="text">
      <style:text-properties style:font-name-asian="DejaVu Sans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Modificação realizada</text:p>
          </table:table-cell>
          <table:table-cell table:style-name="ce1" office:value-type="string" calcext:value-type="string">
            <text:p>Número de citações</text:p>
          </table:table-cell>
          <table:table-cell table:style-name="ce1" office:value-type="string" calcext:value-type="string">
            <text:p>Comentários</text:p>
          </table:table-cell>
          <table:table-cell table:style-name="ce1" office:value-type="string" calcext:value-type="string">
            <text:p>Código modificado antes</text:p>
          </table:table-cell>
          <table:table-cell table:style-name="ce1" office:value-type="string" calcext:value-type="string">
            <text:p>Código modificado depoi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ado inicial</text:p>
          </table:table-cell>
          <table:table-cell office:value-type="float" office:value="230430" calcext:value-type="float">
            <text:p>230430</text:p>
          </table:table-cell>
          <table:table-cell table:style-name="ce4" office:value-type="string" calcext:value-type="string">
            <text:p>Regex de detecção da expressão “Acórdãos citados” foi simplificada e foi removida detecção bugado de textos entre parênteses</text:p>
          </table:table-cell>
          <table:table-cell table:style-name="ce4" table:number-columns-repeated="2"/>
          <table:table-cell/>
        </table:table-row>
        <table:table-row table:style-name="ro3">
          <table:table-cell/>
          <table:table-cell table:style-name="ce2" office:value-type="string" calcext:value-type="string">
            <text:p>Remoção de final de texto não usado</text:p>
          </table:table-cell>
          <table:table-cell table:style-name="Default" office:value-type="float" office:value="226051" calcext:value-type="float">
            <text:p>226051</text:p>
          </table:table-cell>
          <table:table-cell table:style-name="ce2" office:value-type="string" calcext:value-type="string">
            <text:p>Apareceu a string “- Tribunal Pleno” precedendo decisões citadas</text:p>
          </table:table-cell>
          <table:table-cell table:style-name="ce4" office:value-type="string" calcext:value-type="string">
            <text:p>r"(Número de páginas)?(Alteração)?(Revisão)?(Inclusão)?(Análise)?"</text:p>
          </table:table-cell>
          <table:table-cell table:style-name="ce4" office:value-type="string" calcext:value-type="string">
            <text:p>r"((Número de páginas|Alteração|Revisão|Inclusão|Análise|Obs\.):|Veja\s).*"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Correção de string de remoção de final de texto</text:p>
          </table:table-cell>
          <table:table-cell table:style-name="Default" office:value-type="float" office:value="22366" calcext:value-type="float">
            <text:p>22366</text:p>
          </table:table-cell>
          <table:table-cell office:value-type="string" calcext:value-type="string">
            <text:p>Em alguns espelhos o padrão que aparece no final acaba aparecendo no começo. Então não é possível remover todo o texto que vem depois. Além disso, uma decisão específica começa com a string “Veja” Será feita uma exceção para este caso.</text:p>
          </table:table-cell>
          <table:table-cell table:style-name="ce4" office:value-type="string" calcext:value-type="string">
            <text:p>r"((Número de páginas|Alteração|Revisão|Inclusão|Análise|Obs\.):|Veja\s).*"</text:p>
          </table:table-cell>
          <table:table-cell office:value-type="string" calcext:value-type="string">
            <text:p>    txt = re.sub(</text:p>
            <text:p>        r"((Número\s*de\s*p[aá]ginas|Altera[aç][aã]o|Revis[aã]o|Inclus[aã]o|An[aá]lise|Obs\.|Vota[cç][aã]o|Resultado):)[^\.]*\.", "", txt, flags=re.IGNORECASE</text:p>
            <text:p>    )</text:p>
            <text:p>    txt = re.sub(</text:p>
            <text:p>        r"(^Veja[^\.]*\.)?(.*)Veja.*", r"\2", txt, flags=re.IGNORECASE</text:p>
            <text:p>   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ição de expressão “- Tribunal Pleno”</text:p>
          </table:table-cell>
          <table:table-cell table:style-name="Default" office:value-type="float" office:value="226366" calcext:value-type="float">
            <text:p>22636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xt = txt.replace("STF:", "")</text:p>
          </table:table-cell>
          <table:table-cell office:value-type="string" calcext:value-type="string">
            <text:p>txt = re.sub("STF:|\-\s*[Tt]ribunal\s+[Pp]leno", "", txt, flags=re.IGNORECASE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Mudança de dataset</text:p>
          </table:table-cell>
          <table:table-cell office:value-type="float" office:value="226553" calcext:value-type="float">
            <text:p>226553</text:p>
          </table:table-cell>
          <table:table-cell office:value-type="string" calcext:value-type="string">
            <text:p>Agora está sendo usado um banco de dados com mais acórdãos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Alteração do padrão de exclusão da menção “Veja”</text:p>
          </table:table-cell>
          <table:table-cell office:value-type="float" office:value="227870" calcext:value-type="float">
            <text:p>227870</text:p>
          </table:table-cell>
          <table:table-cell/>
          <table:table-cell table:style-name="ce5" office:value-type="string" calcext:value-type="string">
            <text:p><text:span text:style-name="T1">txt = re.sub(</text:span></text:p>
            <text:p><text:span text:style-name="T1">        r"(^Veja[^\.]*\.)?(.*)Veja.*", r"\2", txt, flags=re.IGNORECASE</text:span></text:p>
            <text:p><text:span text:style-name="T1">    )</text:span></text:p>
          </table:table-cell>
          <table:table-cell office:value-type="string" calcext:value-type="string">
            <text:p>    veja_pattern = r"(^Veja[^\.]*\.)?(.*)\-?\s*Veja.*"</text:p>
            <text:p>    while re.match(veja_pattern, txt, flags=re.IGNORECASE):</text:p>
            <text:p>        txt = re.sub(</text:p>
            <text:p>            veja_pattern, r"\2", txt, flags=re.IGNORECASE</text:p>
            <text:p>        )</text:p>
            <text:p/>
          </table:table-cell>
          <table:table-cell/>
        </table:table-row>
        <table:table-row table:style-name="ro6">
          <table:table-cell/>
          <table:table-cell office:value-type="string" calcext:value-type="string">
            <text:p>Remoção de acórdãos de outros tribunais</text:p>
          </table:table-cell>
          <table:table-cell table:style-name="Default" office:value-type="float" office:value="227870" calcext:value-type="float">
            <text:p>227870</text:p>
          </table:table-cell>
          <table:table-cell office:value-type="string" calcext:value-type="string">
            <text:p>A indicação do outro tribunal está citada entre parênteses e a maioria das ocorrências são do STJ</text:p>
          </table:table-cell>
          <table:table-cell table:style-name="ce2" office:value-type="string" calcext:value-type="string">
            <text:p>txt = re.sub(r"(STJ|TSE)\s*:[^;\.]+", "", txt)</text:p>
          </table:table-cell>
          <table:table-cell table:style-name="ce2" office:value-type="string" calcext:value-type="string">
            <text:p>txt = re.sub(r"(STJ|TSE|TRE|TST)\s*:[^;\.]+", "", txt) dec = re.sub(r"[,;]?[\w\d\s]+\((STJ|TSE|TST|TRE)\)", "", dec)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Adicionado caracteres , e ; após “acórdãos citados“</text:p>
          </table:table-cell>
          <table:table-cell office:value-type="float" office:value="227954" calcext:value-type="float">
            <text:p>227954</text:p>
          </table:table-cell>
          <table:table-cell/>
          <table:table-cell table:style-name="ce2" office:value-type="string" calcext:value-type="string">
            <text:p>"[Aa]c[óo]rd[ãa]o\s*\(?\s*s?\s*\)?\s+[Cc]itado\s*\(?\s*s?\s*\)?\s*:\s*(\.(?!\s)*|[^:]*)?"</text:p>
          </table:table-cell>
          <table:table-cell table:style-name="ce2" office:value-type="string" calcext:value-type="string">
            <text:p>"[Aa]c[óo]rd[ãa]o\s*\(?\s*s?\s*\)?\s+[Cc]itado\s*\(?\s*s?\s*\)?\s*[:;,]\s*(\.(?!\s)*|[^:]*)?"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Remoção de citações ao TRF</text:p>
          </table:table-cell>
          <table:table-cell office:value-type="float" office:value="227946" calcext:value-type="float">
            <text:p>227946</text:p>
          </table:table-cell>
          <table:table-cell/>
          <table:table-cell table:style-name="ce2" office:value-type="string" calcext:value-type="string">
            <text:p>re.sub(r"[,;]?[\w\d\s]+\((STJ|TSE|TST|TRE)\)", "", dec)</text:p>
          </table:table-cell>
          <table:table-cell table:style-name="ce2" office:value-type="string" calcext:value-type="string">
            <text:p>re.sub(r"(STJ|TSE|TRE|TST|TRF\s*\-?[\s\w]*)\s*:[^;\.]+", "", dec)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Remoção aprimorada de decisões de outros tribunais</text:p>
          </table:table-cell>
          <table:table-cell office:value-type="float" office:value="227922" calcext:value-type="float">
            <text:p>227922</text:p>
          </table:table-cell>
          <table:table-cell office:value-type="string" calcext:value-type="string">
            <text:p>Regex ficou mais gulosa, pois antes ela parava no primeiro ‘.’ ou ‘;’ que apareciam sendo que o correto é pegar até terminar o padrão. Ou seja, o último ‘.’ ou ‘;’ da sequência.</text:p>
          </table:table-cell>
          <table:table-cell table:style-name="ce2" office:value-type="string" calcext:value-type="string">
            <text:p>re.sub(r"(STJ|TSE|TRE|TST|TRF\s*\-?[\s\w]*)\s*:[^;\.]+", "", dec)</text:p>
          </table:table-cell>
          <table:table-cell office:value-type="string" calcext:value-type="string">
            <text:p>txt = re.sub(r"(STJ|TSE|TRE|TST|TRF\s*\-?[\s\w]*)\s*:.+[;\.]\s*", "", txt)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Remoção de citações a revistas quando a própria decisão já é citada</text:p>
          </table:table-cell>
          <table:table-cell office:value-type="float" office:value="227930" calcext:value-type="float">
            <text:p>227930</text:p>
          </table:table-cell>
          <table:table-cell table:number-columns-repeated="2"/>
          <table:table-cell table:style-name="ce2" office:value-type="string" calcext:value-type="string">
            <text:p>        dec = re.sub("\((\[A-Z]+\-?[\s\d]+\/\d+,?\s*)+\)", "", dec)</text:p>
            <text:p>        dec = re.sub("\-\s*[A-Z]+\-?[\s\d]+\/\d+\-?\d*", "", dec)</text:p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Remoção de citações a revistas quando a própria decisão já é citada com aprimoramento do padrão a ser removido</text:p>
          </table:table-cell>
          <table:table-cell office:value-type="float" office:value="227930" calcext:value-type="float">
            <text:p>227930</text:p>
          </table:table-cell>
          <table:table-cell office:value-type="string" calcext:value-type="string">
            <text:p>Antes era previsto apenas citação a revista como no exemplo: RTJ-170/627 e agora é possível remover também como no exemplo: RTJ-170/627-628</text:p>
          </table:table-cell>
          <table:table-cell office:value-type="string" calcext:value-type="string">
            <text:p>dec = re.sub("\((\[A-Z]+\-?[\s\d]+\/\d+,?\s*)+\)", "", dec)</text:p>
          </table:table-cell>
          <table:table-cell office:value-type="string" calcext:value-type="string">
            <text:p><text:s text:c="4"/>dec = re.sub("\(([A-Z]+\-?[\s\d]+\/\d+\-?\d*,?\s*)+\)", ",", dec)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Aprimoramento de remoção de citações a tribunais indesejáveis</text:p>
          </table:table-cell>
          <table:table-cell office:value-type="float" office:value="227919" calcext:value-type="float">
            <text:p>227919</text:p>
          </table:table-cell>
          <table:table-cell/>
          <table:table-cell table:style-name="ce2" office:value-type="string" calcext:value-type="string">
            <text:p>dec = re.sub(r"[,;]?[\w\d\s]+\((STJ|TSE|TST|TRE)\)", "", dec)</text:p>
          </table:table-cell>
          <table:table-cell table:style-name="ce2" office:value-type="string" calcext:value-type="string">
            <text:p>dec = re.sub(r"[,;]?[\w\d\s\.\/\-]+\((STJ|TSE|TST|TRE|TRF\s*\-?[\s\w]*)\)", "", dec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rimoramento de detecção de id de decisão</text:p>
          </table:table-cell>
          <table:table-cell office:value-type="float" office:value="227712" calcext:value-type="float">
            <text:p>227712</text:p>
          </table:table-cell>
          <table:table-cell office:value-type="string" calcext:value-type="string">
            <text:p>Padrão modificado para capturar apenas uma sequência de caracteres alfabéticos antes de uma sequência de caracteres numéricos</text:p>
          </table:table-cell>
          <table:table-cell office:value-type="string" calcext:value-type="string">
            <text:p>acordaoId_pattern = "([^\d]{2,}[\s-]+\d+[^\d]*)$"</text:p>
          </table:table-cell>
          <table:table-cell office:value-type="string" calcext:value-type="string">
            <text:p>acordaoId_pattern = "([^\d\s]{2,}[\s-]+\d+[^\d]*)$"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Remoção de conteúdo entre parênteses e outras modificações sutis</text:p>
          </table:table-cell>
          <table:table-cell office:value-type="float" office:value="224298" calcext:value-type="float">
            <text:p>224298</text:p>
          </table:table-cell>
          <table:table-cell/>
          <table:table-cell office:value-type="string" calcext:value-type="string">
            <text:p>dec = re.sub("\-\s*[A-Z]+\-?[\s\d]+\/\d+\-?\d*", "", dec) </text:p>
          </table:table-cell>
          <table:table-cell table:style-name="ce2" office:value-type="string" calcext:value-type="string">
            <text:p>dec = re.sub("\-\s*[A-Z]+\-?[\s\d]+\/\d+\-?\d*", ",", dec)</text:p>
            <text:p>dec = re.sub(r"(\w+\-?[\s\d]+\/\d+\-?\d*)\s+\(([^\d]{2,}[\s-]+\d+[^\d\)]*)\)", r"\2,", dec)</text:p>
            <text:p/>
            <text:p>while re.search(r"\([^\(\)]+\)", dec):</text:p>
            <text:p>    dec = re.sub(r"\([^\(\)]+\)", ",", dec)</text:p>
            <text:p/>
            <text:p>acordaoId_pattern = "([^\d\s]{2,}[\s-]+\d+[^\d\/]*)$"</text:p>
            <text:p/>
          </table:table-cell>
          <table:table-cell/>
        </table:table-row>
        <table:table-row table:style-name="ro11">
          <table:table-cell/>
          <table:table-cell office:value-type="string" calcext:value-type="string">
            <text:p>Atualizações para limpar ids de acórdãos e remover citações incorretas</text:p>
          </table:table-cell>
          <table:table-cell office:value-type="float" office:value="223892" calcext:value-type="float">
            <text:p>223892</text:p>
          </table:table-cell>
          <table:table-cell table:number-columns-repeated="2"/>
          <table:table-cell office:value-type="string" calcext:value-type="string">
            <text:p>txt = re.sub("(STF:|\-?\s*(t|p)\w*\s*pleno|CASO\s+LÍDER)", "", txt, flags=re.IGNORECASE)</text:p>
            <text:p/>
            <text:p>dec = re.sub(r"[Dd]ecis(?:ão|ões)\s*monocráticas?\s*citada\s*\(?\s*s?\s*\)?\s*", "", dec, flags=re.IGNORECASE)</text:p>
            <text:p/>
            <text:p># SIGNIFICA QUE ACABOU O PADRÃO DE DECISÕES</text:p>
            <text:p>if re.search(r"embargos?\sde|(de|em)\sembargos?|RISTF|ESTRANGEIRA|(\-\s*STJ|\s+STJ|STJ\s+\-|TRF)", q, flags=re.IGNORECASE):</text:p>
            <text:p>    return quotes</text:p>
            <text:p/>
          </table:table-cell>
          <table:table-cell/>
        </table:table-row>
        <table:table-row table:style-name="ro12">
          <table:table-cell/>
          <table:table-cell office:value-type="string" calcext:value-type="string">
            <text:p>Adição de citações de revistas com eventuais traduções de tais citações para acórdaoIds</text:p>
          </table:table-cell>
          <table:table-cell office:value-type="float" office:value="237242" calcext:value-type="float">
            <text:p>237242</text:p>
          </table:table-cell>
          <table:table-cell table:number-columns-repeated="2"/>
          <table:table-cell office:value-type="string" calcext:value-type="string">
            <text:p>            if m is None:</text:p>
            <text:p>                n = re.search("([A-Z]+)\-?\s*(\d+\/\d+)", q)</text:p>
            <text:p>                if (n is not None) and (not q.startswith("-")):</text:p>
            <text:p>                    n = " ".join(n.groups())</text:p>
            <text:p>                    if n in revistas_to_acordao_id_dict:</text:p>
            <text:p>                        quotes.append(revistas_to_acordao_id_dict[n])</text:p>
            <text:p>                    else:</text:p>
            <text:p>                        quotes.append(n)</text:p>
            <text:p>return sorted(set(quotes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moção de citações obtidas incorretamente por imperfeições na expressão regular</text:p>
          </table:table-cell>
          <table:table-cell table:style-name="Default"/>
          <table:table-cell table:number-columns-repeated="2"/>
          <table:table-cell office:value-type="string" calcext:value-type="string">
            <text:p><text:s text:c="8"/>dec = re.sub(r"\..+(apensado|a).+aos.+autos[^\.]+\.", "", dec, flags=re.IGNORECASE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 text:c="8"/>dec = re.sub(r"\.[^\.]+[AO]s?[^:]+(foram|foi).+objeto.+(rejeitado|conhecido|recebido|acolhido)s[^\.]+\.", "",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 text:c="21"/>dec, flags=re.IGNORECASE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2">00/00/0000</text:date>, <text:time style:data-style-name="N2" text:time-value="01:15:43.2386813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5T14:47:53.759194620</meta:creation-date>
    <meta:generator>LibreOffice/5.2.7.2$Linux_X86_64 LibreOffice_project/20m0$Build-2</meta:generator>
    <dc:date>2020-05-02T01:16:48.890764883</dc:date>
    <meta:editing-duration>PT11H52M25S</meta:editing-duration>
    <meta:editing-cycles>19</meta:editing-cycles>
    <meta:document-statistic meta:table-count="1" meta:cell-count="79" meta:object-count="0"/>
  </office:meta>
</office:document-meta>
</file>